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6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6" style:family="paragraph" style:parent-style-name="Table_20_Contents">
      <style:text-properties style:font-name="Arial" fo:font-size="9pt" style:text-underline-style="none" style:font-size-asian="9pt" style:font-size-complex="9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phabeticalTracker.java used for script tests.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0</text:p>
            <text:p text:style-name="P3">H-1</text:p>
            <text:p text:style-name="P3">R8, R1, R4, R18</text:p>
            <text:p text:style-name="P3"/>
          </table:table-cell>
          <table:table-cell table:style-name="Table1.A1" office:value-type="string">
            <text:p text:style-name="P5">1</text:p>
            <text:p text:style-name="P6">H-1</text:p>
            <text:p text:style-name="P6">R25, R2, R5</text:p>
          </table:table-cell>
          <table:table-cell table:style-name="Table1.A1" office:value-type="string">
            <text:p text:style-name="P5">2</text:p>
            <text:p text:style-name="P4"><text:span text:style-name="T1">H-1</text:span></text:p>
            <text:p text:style-name="P4"><text:span text:style-name="T1">R-1, R-1</text:span></text:p>
            <text:p text:style-name="P4"><text:span text:style-name="T1">H-1</text:span></text:p>
            <text:p text:style-name="P4"><text:span text:style-name="T1">R23, R11, R3</text:span></text:p>
          </table:table-cell>
          <table:table-cell table:style-name="Table1.A1" office:value-type="string">
            <text:p text:style-name="P5">3</text:p>
            <text:p text:style-name="P4"><text:span text:style-name="T1">H12</text:span></text:p>
          </table:table-cell>
          <table:table-cell table:style-name="Table1.A1" office:value-type="string">
            <text:p text:style-name="P5">4</text:p>
            <text:p text:style-name="P4"><text:span text:style-name="T1">R6</text:span></text:p>
            <text:p text:style-name="P4"><text:span text:style-name="T1">H6</text:span></text:p>
          </table:table-cell>
          <table:table-cell table:style-name="Table1.F1" office:value-type="string">
            <text:p text:style-name="P5">5</text:p>
            <text:p text:style-name="P4"><text:span text:style-name="T1">H25</text:span></text:p>
            <text:p text:style-name="P4"><text:span text:style-name="T1">H25</text:span></text:p>
            <text:p text:style-name="P4"><text:span text:style-name="T1">H25</text:span></text:p>
            <text:p text:style-name="P4"><text:span text:style-name="T1">H25</text:span></text:p>
            <text:p text:style-name="P4"><text:span text:style-name="T1">H25</text:span></text:p>
          </table:table-cell>
        </table:table-row>
        <table:table-row>
          <table:table-cell table:style-name="Table1.A2" office:value-type="string">
            <text:p text:style-name="P5">6</text:p>
            <text:p text:style-name="P4"><text:span text:style-name="T1">R-1</text:span></text:p>
            <text:p text:style-name="P4"><text:span text:style-name="T1">H-1</text:span></text:p>
          </table:table-cell>
          <table:table-cell table:style-name="Table1.A2" office:value-type="string">
            <text:p text:style-name="P5"><text:span text:style-name="T1"/></text:p>
          </table:table-cell>
          <table:table-cell table:style-name="Table1.A2" office:value-type="string">
            <text:p text:style-name="P5">8</text:p>
            <text:p text:style-name="P4"><text:span text:style-name="T1">H-1</text:span></text:p>
            <text:p text:style-name="P4"><text:span text:style-name="T1">R9</text:span></text:p>
          </table:table-cell>
          <table:table-cell table:style-name="Table1.A2" office:value-type="string">
            <text:p text:style-name="P5">9</text:p>
            <text:p text:style-name="P4"><text:span text:style-name="T1">H-1</text:span></text:p>
            <text:p text:style-name="P4"><text:span text:style-name="T1">R10</text:span></text:p>
          </table:table-cell>
          <table:table-cell table:style-name="Table1.A2" office:value-type="string">
            <text:p text:style-name="P5">10</text:p>
            <text:p text:style-name="P4"><text:span text:style-name="T1">H-1</text:span></text:p>
            <text:p text:style-name="P4"><text:span text:style-name="T1">R20</text:span></text:p>
          </table:table-cell>
          <table:table-cell table:style-name="Table1.F2" office:value-type="string">
            <text:p text:style-name="P5">11</text:p>
            <text:p text:style-name="P4"><text:span text:style-name="T1">H-1</text:span></text:p>
            <text:p text:style-name="P4"><text:span text:style-name="T1">H-1</text:span></text:p>
            <text:p text:style-name="P4"><text:span text:style-name="T1">R17</text:span></text:p>
          </table:table-cell>
        </table:table-row>
        <table:table-row>
          <table:table-cell table:style-name="Table1.A2" office:value-type="string">
            <text:p text:style-name="P5">12</text:p>
            <text:p text:style-name="P4"><text:span text:style-name="T1">H-1</text:span></text:p>
            <text:p text:style-name="P4"><text:span text:style-name="T1">H-1</text:span></text:p>
            <text:p text:style-name="P4"><text:span text:style-name="T1">R14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14</text:p>
            <text:p text:style-name="P4"><text:span text:style-name="T1">H-1</text:span></text:p>
            <text:p text:style-name="P4"><text:span text:style-name="T1">R-1</text:span></text:p>
          </table:table-cell>
          <table:table-cell table:style-name="Table1.A2" office:value-type="string">
            <text:p text:style-name="P5">15</text:p>
            <text:p text:style-name="P4"><text:span text:style-name="T1">H-1</text:span></text:p>
            <text:p text:style-name="P4"><text:span text:style-name="T1">R19</text:span></text:p>
            <text:p text:style-name="P4"><text:span text:style-name="T1">R16</text:span></text:p>
          </table:table-cell>
          <table:table-cell table:style-name="Table1.A2" office:value-type="string">
            <text:p text:style-name="P5">16</text:p>
            <text:p text:style-name="P4"><text:span text:style-name="T1">H-1</text:span></text:p>
            <text:p text:style-name="P4"><text:span text:style-name="T1">H-1</text:span></text:p>
          </table:table-cell>
          <table:table-cell table:style-name="Table1.F2" office:value-type="string">
            <text:p text:style-name="P5">17</text:p>
            <text:p text:style-name="P4"><text:span text:style-name="T1">H-1</text:span></text:p>
            <text:p text:style-name="P4"><text:span text:style-name="T1">R-1</text:span></text:p>
          </table:table-cell>
        </table:table-row>
        <table:table-row>
          <table:table-cell table:style-name="Table1.A2" office:value-type="string">
            <text:p text:style-name="P5">18</text:p>
            <text:p text:style-name="P4"><text:span text:style-name="T1">R24</text:span></text:p>
            <text:p text:style-name="P4"><text:span text:style-name="T1">R-1</text:span></text:p>
          </table:table-cell>
          <table:table-cell table:style-name="Table1.A2" office:value-type="string">
            <text:p text:style-name="P5">19</text:p>
            <text:p text:style-name="P4"><text:span text:style-name="T1">R21</text:span></text:p>
            <text:p text:style-name="P4"><text:span text:style-name="T1">H-1</text:span></text:p>
            <text:p text:style-name="P4"><text:span text:style-name="T1">H-1</text:span></text:p>
          </table:table-cell>
          <table:table-cell table:style-name="Table1.A2" office:value-type="string">
            <text:p text:style-name="P5">20</text:p>
            <text:p text:style-name="P4"><text:span text:style-name="T1">R22</text:span></text:p>
            <text:p text:style-name="P4"><text:span text:style-name="T1">H-1</text:span></text:p>
            <text:p text:style-name="P4"><text:span text:style-name="T1">H-1</text:span></text:p>
          </table:table-cell>
          <table:table-cell table:style-name="Table1.A2" office:value-type="string">
            <text:p text:style-name="P5">21</text:p>
            <text:p text:style-name="P4"><text:span text:style-name="T1">H-1</text:span></text:p>
          </table:table-cell>
          <table:table-cell table:style-name="Table1.A2" office:value-type="string">
            <text:p text:style-name="P5">22</text:p>
            <text:p text:style-name="P4"><text:span text:style-name="T1">H-1</text:span></text:p>
          </table:table-cell>
          <table:table-cell table:style-name="Table1.F2" office:value-type="string">
            <text:p text:style-name="P5">23</text:p>
            <text:p text:style-name="P4"><text:span text:style-name="T1">H-1</text:span></text:p>
          </table:table-cell>
        </table:table-row>
        <table:table-row>
          <table:table-cell table:style-name="Table1.A2" office:value-type="string">
            <text:p text:style-name="P5">24</text:p>
            <text:p text:style-name="P4"><text:span text:style-name="T1">H-1</text:span></text:p>
          </table:table-cell>
          <table:table-cell table:style-name="Table1.A2" office:value-type="string">
            <text:p text:style-name="P5">25</text:p>
            <text:p text:style-name="P4"><text:span text:style-name="T1">H-1</text:span></text:p>
            <text:p text:style-name="P4"><text:span text:style-name="T1">R-1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</table:table>
      <text:p text:style-name="Standard"/>
      <text:p text:style-name="P2">Page is underl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8-02-11T18:00:33</meta:creation-date>
    <meta:generator>OpenOffice/4.1.1$Unix OpenOffice.org_project/411m6$Build-9775</meta:generator>
    <dc:date>2018-02-11T19:31:34</dc:date>
    <dc:creator>Flo Maldonado</dc:creator>
    <meta:editing-duration>PT1H31M2S</meta:editing-duration>
    <meta:editing-cycles>3</meta:editing-cycles>
    <meta:printed-by>Flo Maldonado</meta:printed-by>
    <meta:print-date>2018-02-11T18:26:49</meta:print-date>
    <meta:document-statistic meta:table-count="1" meta:image-count="0" meta:object-count="0" meta:page-count="1" meta:paragraph-count="79" meta:word-count="93" meta:character-count="295"/>
  </office:meta>
</office:document-meta>
</file>